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2936" officeooo:paragraph-rsid="001f2936"/>
    </style:style>
    <style:style style:name="P2" style:family="paragraph" style:parent-style-name="Text_20_body">
      <style:text-properties fo:font-style="italic" officeooo:rsid="001f2936" officeooo:paragraph-rsid="001f2936" style:font-style-asian="italic" style:font-style-complex="italic"/>
    </style:style>
    <style:style style:name="P3" style:family="paragraph" style:parent-style-name="Text_20_body">
      <style:text-properties fo:font-size="16pt" style:text-underline-style="solid" style:text-underline-width="auto" style:text-underline-color="font-color" officeooo:rsid="001f2936" officeooo:paragraph-rsid="001f2936"/>
    </style:style>
    <style:style style:name="T1" style:family="text">
      <style:text-properties officeooo:rsid="00441a27"/>
    </style:style>
    <style:style style:name="T2" style:family="text">
      <style:text-properties officeooo:rsid="0044fa79"/>
    </style:style>
    <style:style style:name="T3" style:family="text">
      <style:text-properties officeooo:rsid="0046d5ef"/>
    </style:style>
    <style:style style:name="T4" style:family="text">
      <style:text-properties officeooo:rsid="0047020c"/>
    </style:style>
    <style:style style:name="T5" style:family="text">
      <style:text-properties officeooo:rsid="00481781"/>
    </style:style>
    <style:style style:name="T6" style:family="text">
      <style:text-properties officeooo:rsid="004e4205"/>
    </style:style>
    <style:style style:name="T7" style:family="text">
      <style:text-properties officeooo:rsid="004e88b4"/>
    </style:style>
    <style:style style:name="T8" style:family="text">
      <style:text-properties officeooo:rsid="004f7bc5"/>
    </style:style>
    <style:style style:name="T9" style:family="text">
      <style:text-properties officeooo:rsid="0050bfbe"/>
    </style:style>
    <style:style style:name="T10" style:family="text">
      <style:text-properties officeooo:rsid="00520f24"/>
    </style:style>
    <style:style style:name="T11" style:family="text">
      <style:text-properties officeooo:rsid="00549723"/>
    </style:style>
    <style:style style:name="T12" style:family="text">
      <style:text-properties officeooo:rsid="005614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PTIS Exam - </text:p>
      <text:p text:style-name="P1">APTIS stands for : All Purpose Ticket Issuing System</text:p>
      <text:p text:style-name="P1">2. Exam Module</text:p>
      <text:p text:style-name="P1"><text:s text:c="7"/>Module <text:s text:c="14"/>- Numbers of Questions | Time <text:s text:c="6"/>| Medium <text:s text:c="2"/></text:p>
      <text:p text:style-name="P1"><text:s text:c="3"/>a. Gramm<text:span text:style-name="T1">a</text:span>r &amp; Vocabulary <text:s/>- 25 + 25 Marks <text:s text:c="7"/>| 25 minutes | Computer</text:p>
      <text:p text:style-name="P1"><text:s text:c="3"/>b. Reading <text:s text:c="14"/>- 25 <text:s text:c="18"/>| 30 minutes | Computer</text:p>
      <text:p text:style-name="P1"><text:s text:c="3"/>c. Writing <text:s text:c="14"/>- 4 Tasks <text:s text:c="13"/>| 50 minutes | Computer</text:p>
      <text:p text:style-name="P1"/>
      <text:p text:style-name="P1"/>
      <text:p text:style-name="P1"/>
      <text:p text:style-name="P1">The Grammar &amp; Vocabulary component is an important part of Aptis, as it helps to provide</text:p>
      <text:p text:style-name="P1">a detailed picture of your language competence.</text:p>
      <text:p text:style-name="P1">Your score in this component may be used to improve your results: if the CEFR level of any</text:p>
      <text:p text:style-name="P1">of your skills falls slightly below the borderline with the next level, the Aptis system is</text:p>
      <text:p text:style-name="P1">designed to look carefully at your Grammar &amp; Vocabulary score. If it is high enough, they</text:p>
      <text:p text:style-name="P1">will award you the next level for that skill.</text:p>
      <text:p text:style-name="P1"/>
      <text:p text:style-name="P1"/>
      <text:p text:style-name="P1">30 -&gt; B1</text:p>
      <text:p text:style-name="P1">38 -&gt; B2</text:p>
      <text:p text:style-name="P1">40 -&gt; C</text:p>
      <text:p text:style-name="P1"/>
      <text:p text:style-name="P1"/>
      <text:p text:style-name="P1"/>
      <text:p text:style-name="P1"/>
      <text:p text:style-name="P1">Gramm<text:span text:style-name="T2">a</text:span>r and vocabulary</text:p>
      <text:p text:style-name="P1"/>
      <text:p text:style-name="P1">This component consists of 25 multiple choice questions.</text:p>
      <text:p text:style-name="P1">The Vocabulary Test consists of 25 questions in 5 sets.</text:p>
      <text:p text:style-name="P1"><text:soft-page-break/></text:p>
      <text:p text:style-name="P1"/>
      <text:p text:style-name="P1">Reading</text:p>
      <text:p text:style-name="P1"/>
      <text:p text:style-name="P1"/>
      <text:p text:style-name="P1">- This component consists of 4 parts containing 25 questions.</text:p>
      <text:p text:style-name="P1">- There is one mark for each correct answer. </text:p>
      <text:p text:style-name="P1">- The time allowed is 30 minutes.</text:p>
      <text:p text:style-name="P1"/>
      <text:p text:style-name="P1">https://www.englishclub.com/reading/</text:p>
      <text:p text:style-name="P1">https://learnenglish.britishcouncil.org/reading</text:p>
      <text:p text:style-name="P1"/>
      <text:p text:style-name="P1">Instruction: </text:p>
      <text:p text:style-name="P1">- Read daily and make a habit of reading. </text:p>
      <text:p text:style-name="P1">- Read 20 minutes daily.</text:p>
      <text:p text:style-name="P1"/>
      <text:p text:style-name="P1"/>
      <text:p text:style-name="P1"/>
      <text:p text:style-name="P1">Writing</text:p>
      <text:p text:style-name="P1"/>
      <text:p text:style-name="P1">- This test consists of 4 different tasks.</text:p>
      <text:p text:style-name="P1">- A maximum of 24 marks can be earned in total.</text:p>
      <text:p text:style-name="P1">- The time allowed is 50 minutes.</text:p>
      <text:p text:style-name="P1"/>
      <text:p text:style-name="P1"/>
      <text:p text:style-name="P1"/>
      <text:p text:style-name="P1">1) You will start off with a familiar subject – writing your personal information into a spread</text:p>
      <text:p text:style-name="P1">sheet for example.</text:p>
      <text:p text:style-name="P1"/>
      <text:p text:style-name="P1">2) Next, you will write a short paragraph (about 30 words) on a more unfamiliar subject. For</text:p>
      <text:p text:style-name="P1"><text:soft-page-break/>example – explain why people like taking photographs.</text:p>
      <text:p text:style-name="P1"/>
      <text:p text:style-name="P1">3) The third part is more flexible. There can be a variety of tasks. It usually tests your writing</text:p>
      <text:p text:style-name="P1">creativity. For example, write a short paragraph in a blog about why you like photography.</text:p>
      <text:p text:style-name="P1"/>
      <text:p text:style-name="P1">4) Part four will test your ability to write formal and informal emails on the same subject. For</text:p>
      <text:p text:style-name="P1">example, a tourist company has <text:span text:style-name="T3">canceled</text:span> your holiday but refuses to refund you the full</text:p>
      <text:p text:style-name="P1">amount. Write an email to a close friend explaining why you’re unhappy and next write an</text:p>
      <text:p text:style-name="P1">email to the tourist company explaining why you’re are not satisfied with their decision.</text:p>
      <text:p text:style-name="P1"/>
      <text:p text:style-name="P1"/>
      <text:p text:style-name="P1"/>
      <text:p text:style-name="P1">3. My plan to study</text:p>
      <text:p text:style-name="P1"/>
      <text:p text:style-name="P1"><text:s/>- First of all no syllabus. Forget about your academic study. </text:p>
      <text:p text:style-name="P1"><text:s/>- Internationally recognized exam like GRE, IELTS has no conclusive syllabus. APTIS is alike IELTS. <text:s/></text:p>
      <text:p text:style-name="P1"><text:s/>- Aptis is an innovative English proficiency test for adults.</text:p>
      <text:p text:style-name="P1"/>
      <text:p text:style-name="P1"><text:s/>Some myth:</text:p>
      <text:p text:style-name="P1"><text:s/>Can I do better in exam with some tips, tricks and suggestion, If I am weak in English ?</text:p>
      <text:p text:style-name="P1"><text:s/>: No </text:p>
      <text:p text:style-name="P1"><text:s/></text:p>
      <text:p text:style-name="P1"><text:s/>Can I write well without having strong understanding in grammer ?</text:p>
      <text:p text:style-name="P1"><text:s/>: No</text:p>
      <text:p text:style-name="P1"/>
      <text:p text:style-name="P1"/>
      <text:p text:style-name="P1"><text:soft-page-break/>Class Design</text:p>
      <text:p text:style-name="P1">———————————————————————————————————</text:p>
      <text:p text:style-name="P1">I will give lecture on grammar everyday as it is core part of APTIS test.</text:p>
      <text:p text:style-name="P1"><text:tab/>1. Gramm<text:span text:style-name="T4">a</text:span>r</text:p>
      <text:p text:style-name="P1">Duration: 40-60 mins </text:p>
      <text:p text:style-name="P1"/>
      <text:p text:style-name="P1">I will cover one topics from vocabulary section</text:p>
      <text:p text:style-name="P1"><text:tab/>2. Vocabulary <text:tab/></text:p>
      <text:p text:style-name="P1"><text:tab/><text:tab/>Arts </text:p>
      <text:p text:style-name="P1"><text:tab/><text:tab/>Foods</text:p>
      <text:p text:style-name="P1"><text:tab/><text:tab/>Music</text:p>
      <text:p text:style-name="P1"><text:tab/><text:tab/>Sports</text:p>
      <text:p text:style-name="P1"><text:tab/><text:tab/>Holidays and Festivals</text:p>
      <text:p text:style-name="P1"><text:tab/><text:tab/>Planets</text:p>
      <text:p text:style-name="P1"><text:tab/><text:tab/>Jobs</text:p>
      <text:p text:style-name="P1"><text:tab/><text:tab/>Criminals</text:p>
      <text:p text:style-name="P1"><text:tab/><text:tab/>Numbers and times</text:p>
      <text:p text:style-name="P1"><text:tab/><text:tab/>Hobbies </text:p>
      <text:p text:style-name="P1"><text:tab/><text:tab/>Jobs</text:p>
      <text:p text:style-name="P1"><text:tab/><text:tab/>Colours and Shapes</text:p>
      <text:p text:style-name="P1"><text:tab/><text:tab/>Family</text:p>
      <text:p text:style-name="P1"><text:tab/><text:tab/>Animals</text:p>
      <text:p text:style-name="P1"><text:tab/><text:tab/>Appearance and Character</text:p>
      <text:p text:style-name="P1"><text:tab/><text:tab/>Transport and travel</text:p>
      <text:p text:style-name="P1"><text:tab/><text:tab/>Weather</text:p>
      <text:p text:style-name="P1"><text:tab/><text:tab/>History</text:p>
      <text:p text:style-name="P1"><text:tab/><text:tab/>Education</text:p>
      <text:p text:style-name="P1"/>
      <text:p text:style-name="P1"><text:s text:c="8"/>High frequency Words [I will provide ... ]</text:p>
      <text:p text:style-name="P1"/>
      <text:p text:style-name="P1"><text:tab/><text:tab/>Duration: 40-60 mins </text:p>
      <text:p text:style-name="P1"><text:soft-page-break/></text:p>
      <text:p text:style-name="P1"><text:tab/><text:tab/>http://www.uefap.com/writingforapurpose/vocabulary/wordlists/index.htm</text:p>
      <text:p text:style-name="P1"/>
      <text:p text:style-name="P1"/>
      <text:p text:style-name="P1">How to improve vocabulary</text:p>
      <text:p text:style-name="P1"/>
      <text:p text:style-name="P1">1. By writing on this topic.</text:p>
      <text:p text:style-name="P1">2. By reading on the following topic.</text:p>
      <text:p text:style-name="P1">3. By speaking on this topic.</text:p>
      <text:p text:style-name="P1">4. By Listening on this topic.</text:p>
      <text:p text:style-name="P1"/>
      <text:p text:style-name="P1"/>
      <text:p text:style-name="P1">Output of these kinds of writing</text:p>
      <text:p text:style-name="P1"/>
      <text:p text:style-name="P1"/>
      <text:p text:style-name="P1">1. You will able to enrich your vocabulary.</text:p>
      <text:p text:style-name="P1">2. Free </text:p>
      <text:p text:style-name="P1"/>
      <text:p text:style-name="P1"/>
      <text:p text:style-name="P1"/>
      <text:p text:style-name="P1">I will cover following topics</text:p>
      <text:p text:style-name="P1">1. Gramm<text:span text:style-name="T5">a</text:span>r</text:p>
      <text:p text:style-name="P1"><text:s text:c="2"/>a. Parts of speech</text:p>
      <text:p text:style-name="P1"><text:tab/> Noun</text:p>
      <text:p text:style-name="P1"><text:tab/><text:tab/>Proper Noun</text:p>
      <text:p text:style-name="P1"><text:tab/><text:tab/>Common Noun</text:p>
      <text:p text:style-name="P1"><text:tab/><text:tab/>Material Noun</text:p>
      <text:p text:style-name="P1"><text:tab/><text:tab/>Abstract Noun</text:p>
      <text:p text:style-name="P1"><text:tab/> Verb</text:p>
      <text:p text:style-name="P1"><text:tab/><text:tab/>Action, State </text:p>
      <text:p text:style-name="P1"><text:tab/> Preposition</text:p>
      <text:p text:style-name="P1"><text:soft-page-break/><text:tab/> Conjunction</text:p>
      <text:p text:style-name="P1"><text:tab/> Interjection</text:p>
      <text:p text:style-name="P1"/>
      <text:p text:style-name="P1"><text:tab/>Using Capital Letters</text:p>
      <text:p text:style-name="P1"><text:tab/>https://www.englishclub.com/writing/capital-letters.htm</text:p>
      <text:p text:style-name="P1"><text:tab/></text:p>
      <text:p text:style-name="P1">Exercise: <text:tab/></text:p>
      <text:p text:style-name="P1">my uncle is a professor of chinese at the university of edinburgh. students call him professor jones but I call him uncle steven. he spent a long time in the east studying buddhism.</text:p>
      <text:p text:style-name="P1"/>
      <text:p text:style-name="P1"><text:s/>Output: </text:p>
      <text:p text:style-name="P1"><text:tab/>1. You can identify noun, pronoun, verb, subject and others which help you to write correctly. <text:s/></text:p>
      <text:p text:style-name="P1"><text:s text:c="2"/></text:p>
      <text:p text:style-name="P1"><text:s text:c="2"/>b. Article</text:p>
      <text:p text:style-name="P1"><text:s text:c="2"/>c. Tense</text:p>
      <text:p text:style-name="P1"><text:s text:c="2"/>d. Voice </text:p>
      <text:p text:style-name="P1"><text:s text:c="2"/>e. Sentence Structure</text:p>
      <text:p text:style-name="P1"><text:s text:c="2"/>f. Sentence</text:p>
      <text:p text:style-name="P1"><text:tab/><text:tab/>Simple Sentence</text:p>
      <text:p text:style-name="P1"><text:tab/><text:tab/>Compound Sentence</text:p>
      <text:p text:style-name="P1"><text:tab/><text:tab/>Complex Sentence</text:p>
      <text:p text:style-name="P1"><text:s text:c="2"/>g. Punctuation</text:p>
      <text:p text:style-name="P1"><text:tab/> Full stop</text:p>
      <text:p text:style-name="P1"><text:tab/> Comma</text:p>
      <text:p text:style-name="P1"><text:tab/> Semi-colon</text:p>
      <text:p text:style-name="P1"><text:tab/> </text:p>
      <text:p text:style-name="P1"><text:s text:c="2"/>h. Linking Phrase</text:p>
      <text:p text:style-name="P1"><text:tab/> In addition</text:p>
      <text:p text:style-name="P1"><text:tab/> Despite</text:p>
      <text:p text:style-name="P1"><text:tab/> Although</text:p>
      <text:p text:style-name="P1"><text:soft-page-break/><text:tab/> By comparison</text:p>
      <text:p text:style-name="P1"><text:tab/> By contrast</text:p>
      <text:p text:style-name="P1"><text:tab/> Conversely</text:p>
      <text:p text:style-name="P1"><text:tab/> However</text:p>
      <text:p text:style-name="P1"><text:tab/> In contrast</text:p>
      <text:p text:style-name="P1"><text:tab/> Instead</text:p>
      <text:p text:style-name="P1"><text:tab/> Nevertheless</text:p>
      <text:p text:style-name="P1"><text:tab/> Nonetheless</text:p>
      <text:p text:style-name="P1"><text:tab/> On the contrary</text:p>
      <text:p text:style-name="P1"><text:tab/> On the other hand</text:p>
      <text:p text:style-name="P1"><text:tab/> Otherwise</text:p>
      <text:p text:style-name="P1"><text:s/></text:p>
      <text:p text:style-name="P1"><text:tab/> In other words</text:p>
      <text:p text:style-name="P1"><text:tab/> Likewise</text:p>
      <text:p text:style-name="P1"><text:tab/> Similarly</text:p>
      <text:p text:style-name="P1"/>
      <text:p text:style-name="P1"><text:s text:c="2"/></text:p>
      <text:p text:style-name="P1"/>
      <text:p text:style-name="P1">https://www.aau.at/wp-content/uploads/2015/09/sbp_Englisch_linking_words.pdf</text:p>
      <text:p text:style-name="P1">https://www.smart-words.org/linking-words/linking-words.pdf</text:p>
      <text:p text:style-name="P1"/>
      <text:p text:style-name="P1">Benefits of Linking Phrase</text:p>
      <text:p text:style-name="P1">1. <text:span text:style-name="T6">Undoubtedly</text:span>, You will get bette<text:span text:style-name="T11">r</text:span> score then other who don't use.</text:p>
      <text:p text:style-name="P1">2. You can express yourself precisely.</text:p>
      <text:p text:style-name="P1"/>
      <text:p text:style-name="P1"/>
      <text:p text:style-name="P1">Factors to get better score in Writing</text:p>
      <text:p text:style-name="P1"/>
      <text:p text:style-name="P1">1. Cohesion (Forming idea as a whole)</text:p>
      <text:p text:style-name="P1">2. Linking Phrase</text:p>
      <text:p text:style-name="P1">3. Use phrasal verb in proper context.</text:p>
      <text:p text:style-name="P1"><text:soft-page-break/>4. Can write complex sentence structure.</text:p>
      <text:p text:style-name="P1"/>
      <text:p text:style-name="P1"/>
      <text:p text:style-name="P1"/>
      <text:p text:style-name="P1"/>
      <text:p text:style-name="P1">Why I assign Home work Like Free Hand Writing</text:p>
      <text:p text:style-name="P1"/>
      <text:p text:style-name="P1">Benefits of Free Hand Writing</text:p>
      <text:p text:style-name="P1">- Help to organize your thinking</text:p>
      <text:p text:style-name="P1">- Improve writings</text:p>
      <text:p text:style-name="P1">- Help to enrich vocabulary. (This is the only way to imrpove your vocabulary)</text:p>
      <text:p text:style-name="P1">- You can try to memorize. Nowdays, It is proven it is fuitle effort.</text:p>
      <text:p text:style-name="P1"><text:s/></text:p>
      <text:p text:style-name="P1"/>
      <text:p text:style-name="P1">4. Demo APTIS Test</text:p>
      <text:p text:style-name="P1">http://www.britishcouncil.org/exams/aptis/try-aptis</text:p>
      <text:p text:style-name="P1">5. Exam evaluation process</text:p>
      <text:p text:style-name="P1"/>
      <text:p text:style-name="P1">Grading System Descriptors – Writing</text:p>
      <text:p text:style-name="P1">C -&gt; Can write clear, smoothly flowing, complex texts in an appropriate and effective style and a logical structure which helps the reader to find significant points.</text:p>
      <text:p text:style-name="P1"/>
      <text:p text:style-name="P1">B2 -&gt; Can write clear, detailed texts on a variety of subjects related to his/her field of interest and shows an ability to use different registers within written texts</text:p>
      <text:p text:style-name="P1"/>
      <text:p text:style-name="P1">B1 -&gt; Can write straightforward connected texts on a range of familiar subjects within his field of interest, by linking a series of shorter discrete elements into a linear sequence.</text:p>
      <text:p text:style-name="P1"/>
      <text:p text:style-name="P1">A2 -&gt; Can write a series of simple phrases and sentences linked with simple connectors like ‘and’, ‘but’ and ‘because’</text:p>
      <text:p text:style-name="P1"/>
      <text:p text:style-name="P1"><text:soft-page-break/>A1 -&gt; Can write simple isolated phrases and sentences.</text:p>
      <text:p text:style-name="P1"/>
      <text:p text:style-name="P1">A0 -&gt; Not enough language knowledge demonstrated to allow for any meaningful inferences about the candidate’s ability.</text:p>
      <text:p text:style-name="P1"/>
      <text:p text:style-name="P1">6. Reference site and books</text:p>
      <text:p text:style-name="P1"/>
      <text:p text:style-name="P1">1. http://learnenglish.britishcouncil.org/</text:p>
      <text:p text:style-name="P1">2. https://www.englishclub.com/</text:p>
      <text:p text:style-name="P1"/>
      <text:p text:style-name="P1"/>
      <text:p text:style-name="P1">Books</text:p>
      <text:p text:style-name="P1">For Gramm<text:span text:style-name="T7">a</text:span>r</text:p>
      <text:p text:style-name="P1">1. Essential Gramm<text:span text:style-name="T8">a</text:span>r in use </text:p>
      <text:p text:style-name="P1"><text:s text:c="3"/>Raymond <text:span text:style-name="T12">M</text:span>urphy</text:p>
      <text:p text:style-name="P1"/>
      <text:p text:style-name="P1">https://www.englishclub.com/grammar/</text:p>
      <text:p text:style-name="P1"/>
      <text:p text:style-name="P1">For vocabulary</text:p>
      <text:p text:style-name="P1">2. Word Power made easy</text:p>
      <text:p text:style-name="P1"><text:s text:c="3"/>Noman Lewis</text:p>
      <text:p text:style-name="P1"/>
      <text:p text:style-name="P1">https://www.englishclub.com/vocabulary/</text:p>
      <text:p text:style-name="P1">http://learnenglish.britishcouncil.org/vocabulary</text:p>
      <text:p text:style-name="P1"/>
      <text:p text:style-name="P1">High Frequency Words</text:p>
      <text:p text:style-name="P1">1. <text:span text:style-name="T9">Disheveled</text:span> appearance</text:p>
      <text:p text:style-name="P1">a) Untidy</text:p>
      <text:p text:style-name="P1">b) Fierce</text:p>
      <text:p text:style-name="P1">c) Foolish</text:p>
      <text:p text:style-name="P1">d) Peculiar</text:p>
      <text:p text:style-name="P1">e) Unhappy</text:p>
      <text:p text:style-name="P1"><text:soft-page-break/></text:p>
      <text:p text:style-name="P1">2. A baffling problem</text:p>
      <text:p text:style-name="P1">a) difficult</text:p>
      <text:p text:style-name="P1">b) <text:span text:style-name="T9">simple</text:span></text:p>
      <text:p text:style-name="P1">c) Puzzling</text:p>
      <text:p text:style-name="P1">d) long</text:p>
      <text:p text:style-name="P1">e) new</text:p>
      <text:p text:style-name="P1"/>
      <text:p text:style-name="P1">Make sentence from the following words</text:p>
      <text:p text:style-name="P1">1. Introvert</text:p>
      <text:p text:style-name="P1">2. Extrovert</text:p>
      <text:p text:style-name="P1">3. <text:span text:style-name="T9">Ambivalent</text:span></text:p>
      <text:p text:style-name="P1">4. Gregarious</text:p>
      <text:p text:style-name="P1">5. Placid</text:p>
      <text:p text:style-name="P1">6. <text:span text:style-name="T9">nostalgic</text:span></text:p>
      <text:p text:style-name="P1">7. repulsive </text:p>
      <text:p text:style-name="P1">8. Scold, Lampant</text:p>
      <text:p text:style-name="P1">9. Stubborn</text:p>
      <text:p text:style-name="P1">10. Naive</text:p>
      <text:p text:style-name="P1">11. Ingenuous</text:p>
      <text:p text:style-name="P1">12. Ingenious</text:p>
      <text:p text:style-name="P1">13. Voracious</text:p>
      <text:p text:style-name="P1"/>
      <text:p text:style-name="P3">About me</text:p>
      <text:p text:style-name="P1">My name is Rahim Ahmed. </text:p>
      <text:p text:style-name="P1">I am from Dhaka. </text:p>
      <text:p text:style-name="P1">I studied at Dhaka College. </text:p>
      <text:p text:style-name="P1">My major was Accounting. </text:p>
      <text:p text:style-name="P1">I love traveling. </text:p>
      <text:p text:style-name="P1">I love eating. </text:p>
      <text:p text:style-name="P1">I love reading books. </text:p>
      <text:p text:style-name="P1"><text:soft-page-break/>I love watching movie.</text:p>
      <text:p text:style-name="P1">I help my friends when they ask for help. </text:p>
      <text:p text:style-name="P1">I have two brothers and three sisters. </text:p>
      <text:p text:style-name="P1">My father name is A.F.M Mujibur Rahman. </text:p>
      <text:p text:style-name="P1">He was an Administrator Office at MAG Osmani Medical College.</text:p>
      <text:p text:style-name="P1">And my mother is a housewife.</text:p>
      <text:p text:style-name="P1"/>
      <text:p text:style-name="P1"/>
      <text:p text:style-name="P3">Goal</text:p>
      <text:p text:style-name="P1">1. Remember this is a 2D-3D Animation course. </text:p>
      <text:p text:style-name="P1">2. Secured B2 in APTIS test</text:p>
      <text:p text:style-name="P1">3. To get B2 you have to know </text:p>
      <text:p text:style-name="P1">Reading, Writing, <text:span text:style-name="T10">Crammer</text:span> and Vocabulary </text:p>
      <text:p text:style-name="P1"/>
      <text:p text:style-name="P1">In writing you have to write around 15-20 Sentence. To write a correct sentence you must have good understanding on parts of speech, subject and object.</text:p>
      <text:p text:style-name="P1">In addition, use of lining phrase, <text:span text:style-name="T10">phrase</text:span> verb and so on.</text:p>
      <text:p text:style-name="P1">This will cover ultimately your <text:span text:style-name="T10">gramme</text:span> section.</text:p>
      <text:p text:style-name="P1"/>
      <text:p text:style-name="P1"/>
      <text:p text:style-name="P1"/>
      <text:p text:style-name="P1"/>
      <text:p text:style-name="P1">Formal Letter</text:p>
      <text:p text:style-name="P1"/>
      <text:p text:style-name="P1">Formal<text:tab/></text:p>
      <text:p text:style-name="P1">- An email to a customer </text:p>
      <text:p text:style-name="P1">- A job application</text:p>
      <text:p text:style-name="P1">- An email to your manager</text:p>
      <text:p text:style-name="P1">- A complaint to a shop</text:p>
      <text:p text:style-name="P1">- An email from one company to another company</text:p>
      <text:p text:style-name="P1"/>
      <text:p text:style-name="P1"><text:soft-page-break/></text:p>
      <text:p text:style-name="P1">Informal</text:p>
      <text:p text:style-name="P1">- A birthday greeting to a colleague</text:p>
      <text:p text:style-name="P1">- An email to a colleague who is also a good friend</text:p>
      <text:p text:style-name="P1">- A social invitation to a friend at your workplace</text:p>
      <text:p text:style-name="P1">- An email with a link to a funny YouTube clip</text:p>
      <text:p text:style-name="P1">- A message to a friend on a social networking site</text:p>
      <text:p text:style-name="P1"/>
      <text:p text:style-name="P1"/>
      <text:p text:style-name="P2">I beg to state that I was absent on 18 December 2018 because I had a pain in my head.</text:p>
      <text:p text:style-name="P2">I beg to state that I was absent on 18 December 2018 because I was ill.</text:p>
      <text:p text:style-name="P2"/>
      <text:p text:style-name="P1">This is to inform you that I was absent on last 16 November, 2018 due to some urgent official formalities in BRTA <text:s/>for my personal driving license.</text:p>
      <text:p text:style-name="P1">Prior taking leave I had informed this to Mr. Rahim and got verbal consent.</text:p>
      <text:p text:style-name="P1"/>
      <text:p text:style-name="P1">Before that I called to my class teacher and he told me ok.</text:p>
      <text:p text:style-name="P1"/>
      <text:p text:style-name="P1">Sir, it will be nice if you please consider this absence &amp; oblige me thereby. Thanks in advance for kind consideration.</text:p>
      <text:p text:style-name="P1"/>
      <text:p text:style-name="P1">Therefore I request you to grant my leave of absence and oblige thereby. <text:s/></text:p>
      <text:p text:style-name="P1"/>
      <text:p text:style-name="P1"/>
      <text:p text:style-name="P1">I am writing to<text:tab/></text:p>
      <text:p text:style-name="P1">Greetings !</text:p>
      <text:p text:style-name="P1"/>
      <text:p text:style-name="P1">ask for further details about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5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31:22.948859780</meta:creation-date>
    <dc:date>2019-03-02T11:27:43.967051707</dc:date>
    <meta:editing-duration>PT10M5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2" meta:paragraph-count="255" meta:word-count="1422" meta:character-count="8665" meta:non-whitespace-character-count="7176"/>
  </office:meta>
</office:document-meta>
</file>